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06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14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Ref Possible (suggestion)</text:p>
          </table:table-cell>
          <table:table-cell table:style-name="ce1" office:value-type="string" calcext:value-type="string">
            <text:p>Commentaires</text:p>
          </table:table-cell>
        </table:table-row>
        <table:table-row table:style-name="ro2">
          <table:table-cell table:style-name="ce2" office:value-type="string" calcext:value-type="string">
            <text:p>Barrette de connexion 1x16 pas de 2,54mm (version standard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ADA 2886 pack 16+12 pins</text:p>
          </table:table-cell>
          <table:table-cell table:style-name="ce2" office:value-type="string" calcext:value-type="string">
            <text:p>1 pour le µC, 1 pour la connectique breadboard</text:p>
          </table:table-cell>
        </table:table-row>
        <table:table-row table:style-name="ro2">
          <table:table-cell table:style-name="ce2" office:value-type="string" calcext:value-type="string">
            <text:p>Barrette de connexion 1x12 pas de 2,54mm (version standard)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Connecteur grove standard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mageek 110990030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Barrette de connexion 1x16 pas de 2,54mm (version empilabl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ADA 2830 pack 16+12pins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Barrette de connexion 1x12 pas de 2,54mm (version empilable)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string" calcext:value-type="string">
            <text:p>Adafruit oled featherwin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A 290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Adafruit M4 expres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DA 385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Connecteur audio stéréo 3,5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-005-G – Switronic</text:p>
          </table:table-cell>
          <table:table-cell table:style-name="ce2" office:value-type="string" calcext:value-type="string">
            <text:p>c’était l’empreinte proposée par Kicad, j’attends votre proposition</text:p>
          </table:table-cell>
        </table:table-row>
        <table:table-row table:style-name="ro1">
          <table:table-cell table:style-name="ce2" office:value-type="string" calcext:value-type="string">
            <text:p>Vis M3 10mm et écrou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Pcb double face avec sérigraphie (82x59mm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34$ les 100</text:p>
          </table:table-cell>
        </table:table-row>
        <table:table-row table:style-name="ro1">
          <table:table-cell table:style-name="ce2" office:value-type="string" calcext:value-type="string">
            <text:p>Plaque Plexiglass (96x152mm)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design très simple sans logo et gravure</text:p>
          </table:table-cell>
        </table:table-row>
        <table:table-row table:style-name="ro1">
          <table:table-cell table:style-name="ce2" office:value-type="string" calcext:value-type="string">
            <text:p>Supports plaque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readboard à coller ou visser (format 1/2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0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2T19:17:25.510292830</meta:creation-date>
    <dc:date>2019-11-12T20:19:30.249050770</dc:date>
    <meta:editing-duration>PT41M44S</meta:editing-duration>
    <meta:editing-cycles>3</meta:editing-cycles>
    <meta:generator>LibreOffice/6.3.2.2$Linux_X86_64 LibreOffice_project/30$Build-2</meta:generator>
    <meta:document-statistic meta:table-count="1" meta:cell-count="40" meta:object-count="0"/>
  </office:meta>
</office:document-meta>
</file>